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5547in"/>
    </style:style>
    <style:style style:name="co2" style:family="table-column">
      <style:table-column-properties fo:break-before="auto" style:column-width="5.0799in"/>
    </style:style>
    <style:style style:name="co3" style:family="table-column">
      <style:table-column-properties fo:break-before="auto" style:column-width="1.6382in"/>
    </style:style>
    <style:style style:name="co4" style:family="table-column">
      <style:table-column-properties fo:break-before="auto" style:column-width="1.1252in"/>
    </style:style>
    <style:style style:name="co5" style:family="table-column">
      <style:table-column-properties fo:break-before="auto" style:column-width="6.3583in"/>
    </style:style>
    <style:style style:name="co6" style:family="table-column">
      <style:table-column-properties fo:break-before="auto" style:column-width="6.052in"/>
    </style:style>
    <style:style style:name="co7" style:family="table-column">
      <style:table-column-properties fo:break-before="auto" style:column-width="3.2772in"/>
    </style:style>
    <style:style style:name="co8" style:family="table-column">
      <style:table-column-properties fo:break-before="auto" style:column-width="3.1457in"/>
    </style:style>
    <style:style style:name="co9" style:family="table-column">
      <style:table-column-properties fo:break-before="auto" style:column-width="4.228in"/>
    </style:style>
    <style:style style:name="co10" style:family="table-column">
      <style:table-column-properties fo:break-before="auto" style:column-width="0.7193in"/>
    </style:style>
    <style:style style:name="ro1" style:family="table-row">
      <style:table-row-properties style:row-height="0.2118in" fo:break-before="auto" style:use-optimal-row-height="true"/>
    </style:style>
    <style:style style:name="ta1" style:family="table" style:master-page-name="PageStyle_5f_Forward_20_Traceability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Forward Traceability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2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number-columns-repeated="1014" table:default-cell-style-name="Excel_20_Built-in_20_Normal"/>
        <table:table-row table:style-name="ro1">
          <table:table-cell office:value-type="string">
            <text:p>Requirements</text:p>
          </table:table-cell>
          <table:table-cell office:value-type="string">
            <text:p>Tests</text:p>
          </table:table-cell>
          <table:table-cell office:value-type="string">
            <text:p>Executions</text:p>
          </table:table-cell>
          <table:table-cell office:value-type="string">
            <text:p>Defects</text:p>
          </table:table-cell>
          <table:table-cell table:number-columns-repeated="1020"/>
        </table:table-row>
        <table:table-row table:style-name="ro1">
          <table:table-cell office:value-type="string">
            <text:p>IZT-46 - Different layout <text:s/>I Pad Pro <text:s/>- <text:s/>phone number and search sign are missing - 2 defect</text:p>
          </table:table-cell>
          <table:table-cell office:value-type="string">
            <text:p>IZT-42 - Tarom page header - design</text:p>
          </table:table-cell>
          <table:table-cell office:value-type="string">
            <text:p>GUI <text:s/>- PASS</text:p>
          </table:table-cell>
          <table:table-cell office:value-type="string">
            <text:p>IZT-45 - To Do - Different layout IPhone 14 Pro Max - options unlist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IZT-46 - To Do - Different layout <text:s/>I Pad Pro <text:s/>- <text:s/>phone number and search sign are missing</text:p>
          </table:table-cell>
          <table:table-cell table:number-columns-repeated="1020"/>
        </table:table-row>
        <table:table-row table:style-name="ro1">
          <table:table-cell office:value-type="string">
            <text:p>IZT-46 - Different layout <text:s/>I Pad Pro <text:s/>- <text:s/>phone number and search sign are missing - 2 defect</text:p>
          </table:table-cell>
          <table:table-cell office:value-type="string">
            <text:p>IZT-42 - Tarom page header - design</text:p>
          </table:table-cell>
          <table:table-cell office:value-type="string">
            <text:p>GUI <text:s/>- PASS</text:p>
          </table:table-cell>
          <table:table-cell office:value-type="string">
            <text:p>IZT-45 - To Do - Different layout IPhone 14 Pro Max - options unlist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IZT-46 - To Do - Different layout <text:s/>I Pad Pro <text:s/>- <text:s/>phone number and search sign are missing</text:p>
          </table:table-cell>
          <table:table-cell table:number-columns-repeated="1020"/>
        </table:table-row>
        <table:table-row table:style-name="ro1">
          <table:table-cell office:value-type="string">
            <text:p>IZT-45 - Different layout IPhone 14 Pro Max - options unlisted - 2 defect</text:p>
          </table:table-cell>
          <table:table-cell office:value-type="string">
            <text:p>IZT-42 - Tarom page header - design</text:p>
          </table:table-cell>
          <table:table-cell office:value-type="string">
            <text:p>GUI <text:s/>- PASS</text:p>
          </table:table-cell>
          <table:table-cell office:value-type="string">
            <text:p>IZT-45 - To Do - Different layout IPhone 14 Pro Max - options unlist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IZT-46 - To Do - Different layout <text:s/>I Pad Pro <text:s/>- <text:s/>phone number and search sign are missing</text:p>
          </table:table-cell>
          <table:table-cell table:number-columns-repeated="1020"/>
        </table:table-row>
        <table:table-row table:style-name="ro1">
          <table:table-cell office:value-type="string">
            <text:p>IZT-45 - Different layout IPhone 14 Pro Max - options unlisted - 2 defect</text:p>
          </table:table-cell>
          <table:table-cell office:value-type="string">
            <text:p>IZT-42 - Tarom page header - design</text:p>
          </table:table-cell>
          <table:table-cell office:value-type="string">
            <text:p>GUI <text:s/>- PASS</text:p>
          </table:table-cell>
          <table:table-cell office:value-type="string">
            <text:p>IZT-45 - To Do - Different layout IPhone 14 Pro Max - options unlist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IZT-46 - To Do - Different layout <text:s/>I Pad Pro <text:s/>- <text:s/>phone number and search sign are missing</text:p>
          </table:table-cell>
          <table:table-cell table:number-columns-repeated="1020"/>
        </table:table-row>
        <table:table-row table:style-name="ro1">
          <table:table-cell office:value-type="string">
            <text:p>IZT-44 - logo can be interpreted - 2 defect</text:p>
          </table:table-cell>
          <table:table-cell office:value-type="string">
            <text:p>IZT-42 - Tarom page header - design</text:p>
          </table:table-cell>
          <table:table-cell office:value-type="string">
            <text:p>GUI <text:s/>- PASS</text:p>
          </table:table-cell>
          <table:table-cell office:value-type="string">
            <text:p>IZT-45 - To Do - Different layout IPhone 14 Pro Max - options unlist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IZT-46 - To Do - Different layout <text:s/>I Pad Pro <text:s/>- <text:s/>phone number and search sign are missing</text:p>
          </table:table-cell>
          <table:table-cell table:number-columns-repeated="1020"/>
        </table:table-row>
        <table:table-row table:style-name="ro1">
          <table:table-cell office:value-type="string">
            <text:p>IZT-41 - GUI testing home page category - 2 defect</text:p>
          </table:table-cell>
          <table:table-cell office:value-type="string">
            <text:p>IZT-42 - Tarom page header - design</text:p>
          </table:table-cell>
          <table:table-cell office:value-type="string">
            <text:p>GUI <text:s/>- PASS</text:p>
          </table:table-cell>
          <table:table-cell office:value-type="string">
            <text:p>IZT-45 - To Do - Different layout IPhone 14 Pro Max - options unlist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IZT-46 - To Do - Different layout <text:s/>I Pad Pro <text:s/>- <text:s/>phone number and search sign are missing</text:p>
          </table:table-cell>
          <table:table-cell table:number-columns-repeated="1020"/>
        </table:table-row>
        <table:table-row table:style-name="ro1">
          <table:table-cell office:value-type="string">
            <text:p>IZT-41 - GUI testing home page category</text:p>
          </table:table-cell>
          <table:table-cell office:value-type="string">
            <text:p>IZT-43 - Tarom page header - functionality</text:p>
          </table:table-cell>
          <table:table-cell office:value-type="string">
            <text:p>GUI <text:s/>- PASS</text:p>
          </table:table-cell>
          <table:table-cell office:value-type="string">
            <text:p>None</text:p>
          </table:table-cell>
          <table:table-cell table:number-columns-repeated="1020"/>
        </table:table-row>
        <table:table-row table:style-name="ro1">
          <table:table-cell office:value-type="string">
            <text:p>IZT-40 - Tarom page header </text:p>
          </table:table-cell>
          <table:table-cell table:number-columns-repeated="3" office:value-type="string">
            <text:p>None</text:p>
          </table:table-cell>
          <table:table-cell table:number-columns-repeated="1020"/>
        </table:table-row>
        <table:table-row table:style-name="ro1">
          <table:table-cell office:value-type="string">
            <text:p>IZT-38 - warning message for online check-in </text:p>
          </table:table-cell>
          <table:table-cell office:value-type="string">
            <text:p>IZT-39 - verify how you can check-in before your flight</text:p>
          </table:table-cell>
          <table:table-cell office:value-type="string">
            <text:p>check-in <text:s/>- PASS</text:p>
          </table:table-cell>
          <table:table-cell office:value-type="string">
            <text:p>None</text:p>
          </table:table-cell>
          <table:table-cell table:number-columns-repeated="1020"/>
        </table:table-row>
        <table:table-row table:style-name="ro1">
          <table:table-cell office:value-type="string">
            <text:p>IZT-37 - online check-in <text:s/>- home page - check-in</text:p>
          </table:table-cell>
          <table:table-cell table:number-columns-repeated="3" office:value-type="string">
            <text:p>None</text:p>
          </table:table-cell>
          <table:table-cell table:number-columns-repeated="1020"/>
        </table:table-row>
        <table:table-row table:style-name="ro1">
          <table:table-cell office:value-type="string">
            <text:p>IZT-33 - passengers/cabin <text:s/>- reservation</text:p>
          </table:table-cell>
          <table:table-cell office:value-type="string">
            <text:p>IZT-34 - adult coverage from 12 years</text:p>
          </table:table-cell>
          <table:table-cell office:value-type="string">
            <text:p>reservation <text:s/>- FAIL</text:p>
          </table:table-cell>
          <table:table-cell office:value-type="string">
            <text:p>None</text:p>
          </table:table-cell>
          <table:table-cell table:number-columns-repeated="1020"/>
        </table:table-row>
        <table:table-row table:style-name="ro1">
          <table:table-cell office:value-type="string">
            <text:p>IZT-33 - passengers/cabin <text:s/>- reservation</text:p>
          </table:table-cell>
          <table:table-cell office:value-type="string">
            <text:p>IZT-35 - coverage for children from 2-11 years old on the date of travel</text:p>
          </table:table-cell>
          <table:table-cell office:value-type="string">
            <text:p>reservation <text:s/>- PASS</text:p>
          </table:table-cell>
          <table:table-cell office:value-type="string">
            <text:p>None</text:p>
          </table:table-cell>
          <table:table-cell table:number-columns-repeated="1020"/>
        </table:table-row>
        <table:table-row table:style-name="ro1">
          <table:table-cell office:value-type="string">
            <text:p>IZT-33 - passengers/cabin <text:s/>- reservation</text:p>
          </table:table-cell>
          <table:table-cell office:value-type="string">
            <text:p>IZT-36 - coverage for infants from 0-23 months on the date of travel</text:p>
          </table:table-cell>
          <table:table-cell office:value-type="string">
            <text:p>reservation <text:s/>- PASS</text:p>
          </table:table-cell>
          <table:table-cell office:value-type="string">
            <text:p>None</text:p>
          </table:table-cell>
          <table:table-cell table:number-columns-repeated="1020"/>
        </table:table-row>
        <table:table-row table:style-name="ro1">
          <table:table-cell office:value-type="string">
            <text:p>IZT-31 - Select date- reservation</text:p>
          </table:table-cell>
          <table:table-cell office:value-type="string">
            <text:p>IZT-32 - travel data coverage</text:p>
          </table:table-cell>
          <table:table-cell office:value-type="string">
            <text:p>reservation <text:s/>- PASS</text:p>
          </table:table-cell>
          <table:table-cell office:value-type="string">
            <text:p>None</text:p>
          </table:table-cell>
          <table:table-cell table:number-columns-repeated="1020"/>
        </table:table-row>
        <table:table-row table:style-name="ro1">
          <table:table-cell office:value-type="string">
            <text:p>IZT-29 - Search for flights in reservation</text:p>
          </table:table-cell>
          <table:table-cell office:value-type="string">
            <text:p>IZT-30 - check the search flights button</text:p>
          </table:table-cell>
          <table:table-cell office:value-type="string">
            <text:p>reservation <text:s/>- PASS</text:p>
          </table:table-cell>
          <table:table-cell office:value-type="string">
            <text:p>None</text:p>
          </table:table-cell>
          <table:table-cell table:number-columns-repeated="1020"/>
        </table:table-row>
        <table:table-row table:style-name="ro1">
          <table:table-cell office:value-type="string">
            <text:p>IZT-26 - Check the display of the travel box</text:p>
          </table:table-cell>
          <table:table-cell office:value-type="string">
            <text:p>IZT-28 - check the travel box display</text:p>
          </table:table-cell>
          <table:table-cell office:value-type="string">
            <text:p>reservation <text:s/>- PASS</text:p>
          </table:table-cell>
          <table:table-cell office:value-type="string">
            <text:p>None</text:p>
          </table:table-cell>
          <table:table-cell table:number-columns-repeated="1020"/>
        </table:table-row>
        <table:table-row table:style-name="ro1">
          <table:table-cell office:value-type="string">
            <text:p>IZT-21 - Check display page select location from-to</text:p>
          </table:table-cell>
          <table:table-cell office:value-type="string">
            <text:p>IZT-22 - From- give location suggestions after one or more letters</text:p>
          </table:table-cell>
          <table:table-cell office:value-type="string">
            <text:p>reservation <text:s/>- PASS</text:p>
          </table:table-cell>
          <table:table-cell office:value-type="string">
            <text:p>None</text:p>
          </table:table-cell>
          <table:table-cell table:number-columns-repeated="1020"/>
        </table:table-row>
        <table:table-row table:style-name="ro1">
          <table:table-cell office:value-type="string">
            <text:p>IZT-21 - Check display page select location from-to</text:p>
          </table:table-cell>
          <table:table-cell office:value-type="string">
            <text:p>IZT-23 - From- give location suggestions after entering numbers</text:p>
          </table:table-cell>
          <table:table-cell office:value-type="string">
            <text:p>reservation <text:s/>- PASS</text:p>
          </table:table-cell>
          <table:table-cell office:value-type="string">
            <text:p>None</text:p>
          </table:table-cell>
          <table:table-cell table:number-columns-repeated="1020"/>
        </table:table-row>
        <table:table-row table:style-name="ro1">
          <table:table-cell office:value-type="string">
            <text:p>IZT-21 - Check display page select location from-to</text:p>
          </table:table-cell>
          <table:table-cell office:value-type="string">
            <text:p>IZT-24 - To-give location suggestions after one or more letters</text:p>
          </table:table-cell>
          <table:table-cell office:value-type="string">
            <text:p>reservation <text:s/>- PASS</text:p>
          </table:table-cell>
          <table:table-cell office:value-type="string">
            <text:p>None</text:p>
          </table:table-cell>
          <table:table-cell table:number-columns-repeated="1020"/>
        </table:table-row>
        <table:table-row table:style-name="ro1">
          <table:table-cell office:value-type="string">
            <text:p>IZT-21 - Check display page select location from-to</text:p>
          </table:table-cell>
          <table:table-cell office:value-type="string">
            <text:p>IZT-25 - To- give location suggestions after entering numbers</text:p>
          </table:table-cell>
          <table:table-cell office:value-type="string">
            <text:p>reservation <text:s/>- PASS</text:p>
          </table:table-cell>
          <table:table-cell office:value-type="string">
            <text:p>None</text:p>
          </table:table-cell>
          <table:table-cell table:number-columns-repeated="1020"/>
        </table:table-row>
        <table:table-row table:style-name="ro1">
          <table:table-cell office:value-type="string">
            <text:p>IZT-20 - Plane ticket reservation</text:p>
          </table:table-cell>
          <table:table-cell table:number-columns-repeated="3" office:value-type="string">
            <text:p>None</text:p>
          </table:table-cell>
          <table:table-cell table:number-columns-repeated="1020"/>
        </table:table-row>
        <table:table-row table:style-name="ro1">
          <table:table-cell office:value-type="string">
            <text:p>IZT-18 - Passenger information- Luggage</text:p>
          </table:table-cell>
          <table:table-cell office:value-type="string">
            <text:p>IZT-19 - Passenger information- Luggage list</text:p>
          </table:table-cell>
          <table:table-cell office:value-type="string">
            <text:p>passager information <text:s/>- PASS</text:p>
          </table:table-cell>
          <table:table-cell office:value-type="string">
            <text:p>None</text:p>
          </table:table-cell>
          <table:table-cell table:number-columns-repeated="1020"/>
        </table:table-row>
        <table:table-row table:style-name="ro1">
          <table:table-cell office:value-type="string">
            <text:p>IZT-17 - Passenger information list</text:p>
          </table:table-cell>
          <table:table-cell table:number-columns-repeated="3" office:value-type="string">
            <text:p>None</text:p>
          </table:table-cell>
          <table:table-cell table:number-columns-repeated="1020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time-style style:name="N116">
      <number:text>上午/下午 </number:text>
      <number:hours number:style="long"/>
      <number:text>時</number:text>
      <number:minutes number:style="long"/>
      <number:text>分</number:text>
      <number:seconds number:style="long"/>
      <number:text>秒 </number:text>
    </number:time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4-19">04/19/2024</text:date>, <text:time>18:13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orward_20_Traceability" style:display-name="PageStyle_Forward Traceabilit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4-19T18:13:20.67</dc:date>
    <meta:document-statistic meta:table-count="1" meta:cell-count="102" meta:object-count="0"/>
    <meta:generator>OpenOffice/4.1.12$Win32 OpenOffice.org_project/4112m1$Build-9809</meta:generator>
  </office:meta>
</office:document-meta>
</file>